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er">
      <style:text-properties fo:color="#faa61a" fo:language="en" fo:country="US"/>
    </style:style>
    <style:style style:name="P3"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Synopsis</text:h>
      <text:h text:style-name="Heading_20_2" text:outline-level="2">First act</text:h>
      <text:p text:style-name="P1">While Sophie, Markl and the land’s witch are in a fair in Portheaven, Howl is summoned by Suliman. When he comes back asks Calcifer to help him making a new color of the door leading to Radme, where he disappear. Few days after, since Howl hasn’t come back yet, Sophie crosses the door and a bunch of monsters covered with green mud follow her inside the castle. They are forced to run away with Calcifer, so the castle collapses on their enemies. In search for help and answers the group goes to Suliman, where they find out the provenience of the danger but not his nature. Suliman orders Heen to join the group to look after them, then provides them a ship to Radme.</text:p>
      <text:h text:style-name="Heading_20_2" text:outline-level="2">Second act</text:h>
      <text:p text:style-name="P1">The group lands in Salt Marina and discovers that the king of Radme has been exiled from the near capital by a powerful magician just appeared from Ingary. Before that, the king had been sick for a while and a deep sorrow had spread around the city, followed by the mug. In the capital they meet Ben, a sentinel of the exiled king followed by an orphan child rescued from a river. He explain that the King’s mind was cheated by Layton, an evil magician, until Howl helped him to escape and build a resistance out of town. So the group decides to reach for the king, but soon Layton arrives with his troupes and, before killing the king, tells how he defeated Howl by stealing his manhood and letting him drown in the river in a child-form. In the mean time the group is hidden so they discover that Layton is going to Suliman to ultimate his revenge.</text:p>
      <text:h text:style-name="Heading_20_2" text:outline-level="2">Third act</text:h>
      <text:p text:style-name="P1">The group sneaks into Layton’s castle to steel the potion that will make Howl adult again, they cross the city during a great uprising to find the child they met earlier (that turns out to be Howl survived) and then, reunited, run to Ingary using the boots of the seven leagues to promptly save the sit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0</text:page-count></text:p>
      </style:head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1-17T22:32:56.180000000</dc:date>
    <dc:creator>Michele Maione</dc:creator>
    <meta:editing-duration>P0D</meta:editing-duration>
    <meta:editing-cycles>1</meta:editing-cycles>
    <meta:document-statistic meta:table-count="0" meta:image-count="0" meta:object-count="0" meta:paragraph-count="8" meta:word-count="347" meta:character-count="1869" meta:non-whitespace-character-count="1530"/>
    <meta:generator>LibreOffice/6.1.2.1$Windows_X86_64 LibreOffice_project/65905a128db06ba48db947242809d14d3f9a93fe</meta:generator>
    <meta:template xlink:type="simple" xlink:actuate="onRequest" xlink:title="" xlink:href="../MasterGameDesignDocument.odm" meta:date="2018-11-17T22:34:54.633000000"/>
  </office:meta>
</office:document-meta>
</file>